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20000019D438149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svg:stroke-opacity="100%" draw:fill="none" loext:fill-use-slide-background="false" draw:textarea-horizontal-align="justify" draw:textarea-vertical-align="middle" draw:auto-grow-height="false" fo:min-height="0.92cm" fo:min-width="5.58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92cm" fo:min-width="2.002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253cm" fo:min-width="1.169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frame draw:style-name="gr2" draw:text-style-name="P1" draw:layer="layout" svg:width="14.726cm" svg:height="11.847cm" svg:x="-0.06cm" svg:y="-0.113cm">
              <draw:image xlink:href="Pictures/10000001000001F20000019D438149E0.png" xlink:type="simple" xlink:show="embed" xlink:actuate="onLoad" draw:mime-type="image/png">
                <text:p/>
              </draw:image>
            </draw:frame>
            <draw:custom-shape draw:style-name="gr3" draw:text-style-name="P2" draw:layer="layout" svg:width="6.167cm" svg:height="1.25cm" svg:x="1.166cm" svg:y="2.33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582cm" svg:height="1.25cm" svg:x="4.584cm" svg:y="3.58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749cm" svg:height="0.583cm" svg:x="7.501cm" svg:y="3.583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4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29:32.700165168</dc:date>
    <meta:editing-duration>PT3M5S</meta:editing-duration>
    <meta:editing-cycles>1</meta:editing-cycles>
    <meta:document-statistic meta:object-count="6"/>
    <meta:generator>LibreOffice/24.2.6.2$Linux_X86_64 LibreOffice_project/420$Build-2</meta:generator>
  </office:meta>
</office:document-meta>
</file>